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4.098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4.83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4" style:family="table-cell" style:parent-style-name="Default" style:data-style-name="N100"/>
    <style:style style:name="ce1" style:family="table-cell" style:parent-style-name="Default" style:data-style-name="N0"/>
    <style:style style:name="ce6" style:family="table-cell" style:parent-style-name="Default">
      <style:table-cell-properties fo:padding="0.071cm"/>
    </style:style>
    <style:style style:name="ce2" style:family="table-cell" style:parent-style-name="Default" style:data-style-name="N81"/>
    <style:style style:name="ce8" style:family="table-cell" style:parent-style-name="Default" style:data-style-name="N81">
      <style:table-cell-properties fo:padding="0.071cm"/>
    </style:style>
    <style:style style:name="ce3" style:family="table-cell" style:parent-style-name="Default" style:data-style-name="N3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16372" table:default-cell-style-name="ce1"/>
        <table:table-row table:style-name="ro1">
          <table:table-cell table:style-name="ce4" office:value-type="string" calcext:value-type="string">
            <text:p>00000a </text:p>
          </table:table-cell>
          <table:table-cell table:style-name="ce4" office:value-type="string" calcext:value-type="string">
            <text:p>Linear model </text:p>
          </table:table-cell>
          <table:table-cell table:style-name="ce4" office:value-type="string" calcext:value-type="string">
            <text:p>steady shear </text:p>
          </table:table-cell>
          <table:table-cell table:style-name="ce4" office:value-type="string" calcext:value-type="string">
            <text:p>Epsilon = 0.25</text:p>
          </table:table-cell>
          <table:table-cell table:number-columns-repeated="7"/>
          <table:table-cell table:formula="of:=CONCATENATE([.A1];[.B1];[.C1];[.D1])" office:value-type="string" office:string-value="00000a Linear model steady shear Epsilon = 0.25" calcext:value-type="string">
            <text:p>00000a Linear model steady shear 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2" office:value-type="float" office:value="0.00000665991" calcext:value-type="float">
            <text:p>6,66E-06</text:p>
          </table:table-cell>
          <table:table-cell office:value-type="float" office:value="0.03330045" calcext:value-type="float">
            <text:p>0,0333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2705857" calcext:value-type="float">
            <text:p>2,71E-05</text:p>
          </table:table-cell>
          <table:table-cell/>
          <table:table-cell table:formula="of:=[.C4]/[.A4]" office:value-type="float" office:value="333.0045" calcext:value-type="float">
            <text:p>333,0045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4" calcext:value-type="float">
            <text:p>0,0006659994</text:p>
          </table:table-cell>
          <table:table-cell office:value-type="float" office:value="0.3329998" calcext:value-type="float">
            <text:p>0,3329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86978" calcext:value-type="float">
            <text:p>9,99E-09</text:p>
          </table:table-cell>
          <table:table-cell/>
          <table:table-cell table:formula="of:=[.C5]/[.A5]" office:value-type="float" office:value="332.9998" calcext:value-type="float">
            <text:p>332,9998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901812" calcext:value-type="float">
            <text:p>9,90E-09</text:p>
          </table:table-cell>
          <table:table-cell table:style-name="ce3"/>
          <table:table-cell table:formula="of:=[.C6]/[.A6]" office:value-type="float" office:value="332.9834" calcext:value-type="float">
            <text:p>332,9834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541" calcext:value-type="float">
            <text:p>6,594541</text:p>
          </table:table-cell>
          <table:table-cell office:value-type="float" office:value="33.13595" calcext:value-type="float">
            <text:p>33,1359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7867872" calcext:value-type="float">
            <text:p>7,87E-09</text:p>
          </table:table-cell>
          <table:table-cell table:style-name="ce3"/>
          <table:table-cell table:formula="of:=[.C7]/[.A7]" office:value-type="float" office:value="331.3595" calcext:value-type="float">
            <text:p>331,3595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.8125" calcext:value-type="float">
            <text:p>395,8125</text:p>
          </table:table-cell>
          <table:table-cell office:value-type="float" office:value="256.7154" calcext:value-type="float">
            <text:p>256,715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8652753" calcext:value-type="float">
            <text:p>8,65E-09</text:p>
          </table:table-cell>
          <table:table-cell table:style-name="ce3"/>
          <table:table-cell table:formula="of:=[.C8]/[.A8]" office:value-type="float" office:value="256.7154" calcext:value-type="float">
            <text:p>256,7154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1.705" calcext:value-type="float">
            <text:p>4061,705</text:p>
          </table:table-cell>
          <table:table-cell office:value-type="float" office:value="822.3587" calcext:value-type="float">
            <text:p>822,35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4149238" calcext:value-type="float">
            <text:p>4,15E-09</text:p>
          </table:table-cell>
          <table:table-cell table:style-name="ce3"/>
          <table:table-cell table:formula="of:=[.C9]/[.A9]" office:value-type="float" office:value="82.23587" calcext:value-type="float">
            <text:p>82,23587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897.65" calcext:value-type="float">
            <text:p>21897,65</text:p>
          </table:table-cell>
          <table:table-cell office:value-type="float" office:value="1909.439" calcext:value-type="float">
            <text:p>1909,4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8788828" calcext:value-type="float">
            <text:p>8,79E-09</text:p>
          </table:table-cell>
          <table:table-cell table:style-name="ce3"/>
          <table:table-cell table:formula="of:=[.C10]/[.A10]" office:value-type="float" office:value="19.09439" calcext:value-type="float">
            <text:p>19,09439</text:p>
          </table:table-cell>
          <table:table-cell table:style-name="ce2"/>
          <table:table-cell table:number-columns-repeated="2"/>
          <table:table-cell>
            <draw:frame draw:z-index="0" draw:name="Diagramm 2" draw:style-name="gr1" svg:width="36.115cm" svg:height="13.601cm" svg:x="0.091cm" svg:y="0.395cm">
              <draw:object draw:notify-on-update-of-ranges="Tabelle1.A4:Tabelle1.A14 Tabelle1.L1:Tabelle1.L1 Tabelle1.K4:Tabelle1.K14 Tabelle1.A19:Tabelle1.A29 Tabelle1.L16:Tabelle1.L16 Tabelle1.K19:Tabelle1.K29 Tabelle1.A50:Tabelle1.A60 Tabelle1.L47:Tabelle1.L47 Tabelle1.K50:Tabelle1.K60 Tabelle1.A65:Tabelle1.A75 Tabelle1.L62:Tabelle1.L62 Tabelle1.K65:Tabelle1.K75 Tabelle1.L92:Tabelle1.L92 Tabelle1.K95:Tabelle1.K105 Tabelle1.A95:Tabelle1.A105 Tabelle1.L107:Tabelle1.L107 Tabelle1.K110:Tabelle1.K120 Tabelle1.A110:Tabelle1.A1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6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834.8" calcext:value-type="float">
            <text:p>104834,8</text:p>
          </table:table-cell>
          <table:table-cell office:value-type="float" office:value="4177.917" calcext:value-type="float">
            <text:p>4177,9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8447126" calcext:value-type="float">
            <text:p>8,45E-09</text:p>
          </table:table-cell>
          <table:table-cell table:style-name="ce3"/>
          <table:table-cell table:formula="of:=[.C11]/[.A11]" office:value-type="float" office:value="4.177917" calcext:value-type="float">
            <text:p>4,177917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489825.8" calcext:value-type="float">
            <text:p>4,90E+05</text:p>
          </table:table-cell>
          <table:table-cell office:value-type="float" office:value="9030.846" calcext:value-type="float">
            <text:p>9030,84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15471" calcext:value-type="float">
            <text:p>9,15E-09</text:p>
          </table:table-cell>
          <table:table-cell table:style-name="ce3"/>
          <table:table-cell table:formula="of:=[.C12]/[.A12]" office:value-type="float" office:value="0.9030846" calcext:value-type="float">
            <text:p>0,9030846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2276801" calcext:value-type="float">
            <text:p>2,28E+06</text:p>
          </table:table-cell>
          <table:table-cell office:value-type="float" office:value="19470.19" calcext:value-type="float">
            <text:p>19470,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458745" calcext:value-type="float">
            <text:p>9,46E-09</text:p>
          </table:table-cell>
          <table:table-cell table:style-name="ce3"/>
          <table:table-cell table:formula="of:=[.C13]/[.A13]" office:value-type="float" office:value="0.1947019" calcext:value-type="float">
            <text:p>0,1947019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10570500" calcext:value-type="float">
            <text:p>1,06E+07</text:p>
          </table:table-cell>
          <table:table-cell office:value-type="float" office:value="41948.1" calcext:value-type="float">
            <text:p>41948,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044443" calcext:value-type="float">
            <text:p>9,04E-09</text:p>
          </table:table-cell>
          <table:table-cell table:style-name="ce3"/>
          <table:table-cell table:formula="of:=[.C14]/[.A14]" office:value-type="float" office:value="0.0419481" calcext:value-type="float">
            <text:p>0,0419481</text:p>
          </table:table-cell>
          <table:table-cell table:style-name="ce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Default" office:value-type="string" calcext:value-type="string">
            <text:p>00000b </text:p>
          </table:table-cell>
          <table:table-cell office:value-type="string" calcext:value-type="string">
            <text:p>Linear model </text:p>
          </table:table-cell>
          <table:table-cell office:value-type="string" calcext:value-type="string">
            <text:p>steady uniaxial elongation 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16];[.B16];[.C16];[.D16])" office:value-type="string" office:string-value="00000b Linear model steady uniaxial elongation Epsilon = 0.25" calcext:value-type="string">
            <text:p>00000b Linear model steady uniaxial elongation 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2705316" calcext:value-type="float">
            <text:p>2,71E-05</text:p>
          </table:table-cell>
          <table:table-cell/>
          <table:table-cell table:formula="of:=([.B19]-[.E19])/[.A19]" office:value-type="float" office:value="999.1134" calcext:value-type="float">
            <text:p>999,1134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7" calcext:value-type="float">
            <text:p>0,667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66953" calcext:value-type="float">
            <text:p>9,97E-09</text:p>
          </table:table-cell>
          <table:table-cell/>
          <table:table-cell table:formula="of:=([.B20]-[.E20])/[.A20]" office:value-type="float" office:value="1000.0005" calcext:value-type="float">
            <text:p>1000,0005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643106" calcext:value-type="float">
            <text:p>9,64E-09</text:p>
          </table:table-cell>
          <table:table-cell/>
          <table:table-cell table:formula="of:=([.B21]-[.E21])/[.A21]" office:value-type="float" office:value="1009.1403" calcext:value-type="float">
            <text:p>1009,1403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7209" calcext:value-type="float">
            <text:p>81,5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8227142" calcext:value-type="float">
            <text:p>8,23E-09</text:p>
          </table:table-cell>
          <table:table-cell/>
          <table:table-cell table:formula="of:=([.B22]-[.E22])/[.A22]" office:value-type="float" office:value="1113.9862" calcext:value-type="float">
            <text:p>1113,9862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9.716" calcext:value-type="float">
            <text:p>1979,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068558" calcext:value-type="float">
            <text:p>6,86E-10</text:p>
          </table:table-cell>
          <table:table-cell/>
          <table:table-cell table:formula="of:=([.B23]-[.E23])/[.A23]" office:value-type="float" office:value="2079.52382" calcext:value-type="float">
            <text:p>2079,52382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71.01" calcext:value-type="float">
            <text:p>2587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08580716" calcext:value-type="float">
            <text:p>8,58E-10</text:p>
          </table:table-cell>
          <table:table-cell/>
          <table:table-cell table:formula="of:=([.B24]-[.E24])/[.A24]" office:value-type="float" office:value="2598.10656" calcext:value-type="float">
            <text:p>2598,10656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623.8" calcext:value-type="float">
            <text:p>26562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5946035" calcext:value-type="float">
            <text:p>5,95E-09</text:p>
          </table:table-cell>
          <table:table-cell/>
          <table:table-cell table:formula="of:=([.B25]-[.E25])/[.A25]" office:value-type="float" office:value="2657.347073" calcext:value-type="float">
            <text:p>2657,347073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223" calcext:value-type="float">
            <text:p>266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2168371" calcext:value-type="float">
            <text:p>2,17E-09</text:p>
          </table:table-cell>
          <table:table-cell/>
          <table:table-cell table:formula="of:=([.B26]-[.E26])/[.A26]" office:value-type="float" office:value="2663.3339938" calcext:value-type="float">
            <text:p>2663,3339938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26639220" calcext:value-type="float">
            <text:p>2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6311351" calcext:value-type="float">
            <text:p>6,31E-09</text:p>
          </table:table-cell>
          <table:table-cell/>
          <table:table-cell table:formula="of:=([.B27]-[.E27])/[.A27]" office:value-type="float" office:value="2663.93309226" calcext:value-type="float">
            <text:p>2663,93309226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266399200" calcext:value-type="float">
            <text:p>2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6028784" calcext:value-type="float">
            <text:p>6,03E-09</text:p>
          </table:table-cell>
          <table:table-cell/>
          <table:table-cell table:formula="of:=([.B28]-[.E28])/[.A28]" office:value-type="float" office:value="2663.993114222" calcext:value-type="float">
            <text:p>2663,993114222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2663999000" calcext:value-type="float">
            <text:p>2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06016471" calcext:value-type="float">
            <text:p>6,02E-10</text:p>
          </table:table-cell>
          <table:table-cell/>
          <table:table-cell table:formula="of:=([.B29]-[.E29])/[.A29]" office:value-type="float" office:value="2663.9991114213" calcext:value-type="float">
            <text:p>2663,9991114213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number-columns-repeated="6"/>
          <table:table-cell table:style-name="ce2"/>
          <table:table-cell table:number-columns-repeated="16375"/>
        </table:table-row>
        <table:table-row table:style-name="ro1">
          <table:table-cell table:style-name="Default" office:value-type="string" calcext:value-type="string">
            <text:p>00000c </text:p>
          </table:table-cell>
          <table:table-cell office:value-type="string" calcext:value-type="string">
            <text:p>Linear model </text:p>
          </table:table-cell>
          <table:table-cell office:value-type="string" calcext:value-type="string">
            <text:p>steady planar elongation 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31];[.B31];[.C31];[.D31])" office:value-type="string" office:string-value="00000c Linear model steady planar elongation Epsilon = 0.25" calcext:value-type="string">
            <text:p>00000c Linear model steady planar elongation 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758" calcext:value-type="float">
            <text:p>-0,06658758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2705857" calcext:value-type="float">
            <text:p>2,71E-05</text:p>
          </table:table-cell>
          <table:table-cell/>
          <table:table-cell table:formula="of:=([.B34]-[.G34])/[.A34]" office:value-type="float" office:value="1332.018" calcext:value-type="float">
            <text:p>1332,018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3" calcext:value-type="float">
            <text:p>0,66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93" calcext:value-type="float">
            <text:p>-0,664669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89509" calcext:value-type="float">
            <text:p>9,99E-09</text:p>
          </table:table-cell>
          <table:table-cell/>
          <table:table-cell table:formula="of:=([.B35]-[.G35])/[.A35]" office:value-type="float" office:value="1332.0026" calcext:value-type="float">
            <text:p>1332,0026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884872" calcext:value-type="float">
            <text:p>9,88E-09</text:p>
          </table:table-cell>
          <table:table-cell/>
          <table:table-cell table:formula="of:=([.B36]-[.G36])/[.A36]" office:value-type="float" office:value="1332.2664" calcext:value-type="float">
            <text:p>1332,2664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2027" calcext:value-type="float">
            <text:p>81,22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9051" calcext:value-type="float">
            <text:p>-54,59051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7757254" calcext:value-type="float">
            <text:p>7,76E-09</text:p>
          </table:table-cell>
          <table:table-cell/>
          <table:table-cell table:formula="of:=([.B37]-[.G37])/[.A37]" office:value-type="float" office:value="1358.1078" calcext:value-type="float">
            <text:p>1358,1078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2.126" calcext:value-type="float">
            <text:p>1942,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3.3529" calcext:value-type="float">
            <text:p>-153,352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07493541" calcext:value-type="float">
            <text:p>7,49E-10</text:p>
          </table:table-cell>
          <table:table-cell/>
          <table:table-cell table:formula="of:=([.B38]-[.G38])/[.A38]" office:value-type="float" office:value="2095.4789" calcext:value-type="float">
            <text:p>2095,4789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17.05" calcext:value-type="float">
            <text:p>2581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4329" calcext:value-type="float">
            <text:p>-165,432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445263" calcext:value-type="float">
            <text:p>4,45E-09</text:p>
          </table:table-cell>
          <table:table-cell/>
          <table:table-cell table:formula="of:=([.B39]-[.G39])/[.A39]" office:value-type="float" office:value="2598.24829" calcext:value-type="float">
            <text:p>2598,24829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568.4" calcext:value-type="float">
            <text:p>265568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3985" calcext:value-type="float">
            <text:p>-166,3985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5031418" calcext:value-type="float">
            <text:p>5,03E-09</text:p>
          </table:table-cell>
          <table:table-cell/>
          <table:table-cell table:formula="of:=([.B40]-[.G40])/[.A40]" office:value-type="float" office:value="2657.347985" calcext:value-type="float">
            <text:p>2657,347985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168" calcext:value-type="float">
            <text:p>2663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4683" calcext:value-type="float">
            <text:p>-166,468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3996124" calcext:value-type="float">
            <text:p>4,00E-09</text:p>
          </table:table-cell>
          <table:table-cell/>
          <table:table-cell table:formula="of:=([.B41]-[.G41])/[.A41]" office:value-type="float" office:value="2663.3344683" calcext:value-type="float">
            <text:p>2663,3344683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26639170" calcext:value-type="float">
            <text:p>2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7555" calcext:value-type="float">
            <text:p>-166,7555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5580972" calcext:value-type="float">
            <text:p>5,58E-09</text:p>
          </table:table-cell>
          <table:table-cell/>
          <table:table-cell table:formula="of:=([.B42]-[.G42])/[.A42]" office:value-type="float" office:value="2663.93367555" calcext:value-type="float">
            <text:p>2663,93367555</text:p>
          </table:table-cell>
          <table:table-cell table:number-columns-repeated="3"/>
          <table:table-cell>
            <draw:frame draw:z-index="1" draw:name="Diagramm 1" draw:style-name="gr1" svg:width="36.115cm" svg:height="13.601cm" svg:x="0.006cm" svg:y="0.001cm">
              <draw:object draw:notify-on-update-of-ranges="Tabelle1.A50:Tabelle1.A60 Tabelle1.L47:Tabelle1.L47 Tabelle1.K50:Tabelle1.K60 Tabelle1.A65:Tabelle1.A75 Tabelle1.L62:Tabelle1.L62 Tabelle1.K65:Tabelle1.K75 Tabelle1.A95:Tabelle1.A105 Tabelle1.L92:Tabelle1.L92 Tabelle1.K95:Tabelle1.K105 Tabelle1.A110:Tabelle1.A120 Tabelle1.L107:Tabelle1.L107 Tabelle1.K110:Tabelle1.K1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69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266399200" calcext:value-type="float">
            <text:p>2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602" calcext:value-type="float">
            <text:p>-164,60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3218273" calcext:value-type="float">
            <text:p>3,22E-09</text:p>
          </table:table-cell>
          <table:table-cell/>
          <table:table-cell table:formula="of:=([.B43]-[.G43])/[.A43]" office:value-type="float" office:value="2663.99364602" calcext:value-type="float">
            <text:p>2663,99364602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2663999000" calcext:value-type="float">
            <text:p>2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9766" calcext:value-type="float">
            <text:p>-163,976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2799435" calcext:value-type="float">
            <text:p>2,80E-09</text:p>
          </table:table-cell>
          <table:table-cell/>
          <table:table-cell table:formula="of:=([.B44]-[.G44])/[.A44]" office:value-type="float" office:value="2663.9991639766" calcext:value-type="float">
            <text:p>2663,999163976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style-name="Default" office:value-type="string" calcext:value-type="string">
            <text:p>10000a </text:p>
          </table:table-cell>
          <table:table-cell office:value-type="string" calcext:value-type="string">
            <text:p>Exp model </text:p>
          </table:table-cell>
          <table:table-cell office:value-type="string" calcext:value-type="string">
            <text:p>steady shear 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47];[.B47];[.C47];[.D47])" office:value-type="string" office:string-value="10000a Exp model steady shear Epsilon = 0.25" calcext:value-type="string">
            <text:p>10000a Exp model steady shear Epsilon = 0.2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table:number-columns-repeated="16373"/>
        </table:table-row>
        <table:table-row table:style-name="ro2">
          <table:table-cell office:value-type="float" office:value="0.0001" calcext:value-type="float">
            <text:p>0,0001</text:p>
          </table:table-cell>
          <table:table-cell table:style-name="ce2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03955471" calcext:value-type="float">
            <text:p>3,96E-07</text:p>
          </table:table-cell>
          <table:table-cell/>
          <table:table-cell table:formula="of:=[.C50]/[.A50]" office:value-type="float" office:value="333.0001" calcext:value-type="float">
            <text:p>333,0001</text:p>
          </table:table-cell>
          <table:table-cell table:number-columns-repeated="2"/>
          <table:table-cell table:style-name="ce2"/>
          <table:table-cell table:number-columns-repeated="6"/>
          <table:table-cell table:style-name="ce2"/>
          <table:table-cell table:number-columns-repeated="16363"/>
        </table:table-row>
        <table:table-row table:style-name="ro2">
          <table:table-cell office:value-type="float" office:value="0.001" calcext:value-type="float">
            <text:p>0,001</text:p>
          </table:table-cell>
          <table:table-cell office:value-type="float" office:value="0.0006659991" calcext:value-type="float">
            <text:p>0,0006659991</text:p>
          </table:table-cell>
          <table:table-cell office:value-type="float" office:value="0.332999" calcext:value-type="float">
            <text:p>0,332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4821807" calcext:value-type="float">
            <text:p>4,82E-06</text:p>
          </table:table-cell>
          <table:table-cell/>
          <table:table-cell table:formula="of:=[.C51]/[.A51]" office:value-type="float" office:value="332.999" calcext:value-type="float">
            <text:p>332,999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2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998265" calcext:value-type="float">
            <text:p>1,00E-08</text:p>
          </table:table-cell>
          <table:table-cell table:style-name="ce3"/>
          <table:table-cell table:formula="of:=[.C52]/[.A52]" office:value-type="float" office:value="332.9834" calcext:value-type="float">
            <text:p>332,9834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6.594382" calcext:value-type="float">
            <text:p>6,594382</text:p>
          </table:table-cell>
          <table:table-cell office:value-type="float" office:value="33.13555" calcext:value-type="float">
            <text:p>33,135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880815" calcext:value-type="float">
            <text:p>9,88E-09</text:p>
          </table:table-cell>
          <table:table-cell table:style-name="ce3"/>
          <table:table-cell table:formula="of:=[.C53]/[.A53]" office:value-type="float" office:value="331.3555" calcext:value-type="float">
            <text:p>331,3555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7.7174" calcext:value-type="float">
            <text:p>377,7174</text:p>
          </table:table-cell>
          <table:table-cell office:value-type="float" office:value="250.7787" calcext:value-type="float">
            <text:p>250,778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671337" calcext:value-type="float">
            <text:p>9,67E-09</text:p>
          </table:table-cell>
          <table:table-cell table:style-name="ce3"/>
          <table:table-cell table:formula="of:=[.C54]/[.A54]" office:value-type="float" office:value="250.7787" calcext:value-type="float">
            <text:p>250,7787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54.83" calcext:value-type="float">
            <text:p>2254,83</text:p>
          </table:table-cell>
          <table:table-cell office:value-type="float" office:value="612.7228" calcext:value-type="float">
            <text:p>612,72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368114" calcext:value-type="float">
            <text:p>9,37E-09</text:p>
          </table:table-cell>
          <table:table-cell table:style-name="ce3"/>
          <table:table-cell table:formula="of:=[.C55]/[.A55]" office:value-type="float" office:value="61.27228" calcext:value-type="float">
            <text:p>61,27228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816.41" calcext:value-type="float">
            <text:p>4816,41</text:p>
          </table:table-cell>
          <table:table-cell office:value-type="float" office:value="895.5066" calcext:value-type="float">
            <text:p>895,50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673302" calcext:value-type="float">
            <text:p>9,67E-09</text:p>
          </table:table-cell>
          <table:table-cell table:style-name="ce3"/>
          <table:table-cell table:formula="of:=[.C56]/[.A56]" office:value-type="float" office:value="8.955066" calcext:value-type="float">
            <text:p>8,955066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7581.317" calcext:value-type="float">
            <text:p>7581,317</text:p>
          </table:table-cell>
          <table:table-cell office:value-type="float" office:value="1123.517" calcext:value-type="float">
            <text:p>1123,5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918507" calcext:value-type="float">
            <text:p>9,92E-09</text:p>
          </table:table-cell>
          <table:table-cell table:style-name="ce3"/>
          <table:table-cell table:formula="of:=[.C57]/[.A57]" office:value-type="float" office:value="1.123517" calcext:value-type="float">
            <text:p>1,123517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2" office:value-type="float" office:value="10435.55" calcext:value-type="float">
            <text:p>1,04E+04</text:p>
          </table:table-cell>
          <table:table-cell office:value-type="float" office:value="1318.151" calcext:value-type="float">
            <text:p>1318,15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91703" calcext:value-type="float">
            <text:p>9,92E-09</text:p>
          </table:table-cell>
          <table:table-cell table:style-name="ce3"/>
          <table:table-cell table:formula="of:=[.C58]/[.A58]" office:value-type="float" office:value="0.1318151" calcext:value-type="float">
            <text:p>0,1318151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13339.11" calcext:value-type="float">
            <text:p>1,33E+04</text:p>
          </table:table-cell>
          <table:table-cell office:value-type="float" office:value="1490.29" calcext:value-type="float">
            <text:p>1490,2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583832" calcext:value-type="float">
            <text:p>9,58E-09</text:p>
          </table:table-cell>
          <table:table-cell table:style-name="ce3"/>
          <table:table-cell table:formula="of:=[.C59]/[.A59]" office:value-type="float" office:value="0.0149029" calcext:value-type="float">
            <text:p>0,0149029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16273.71" calcext:value-type="float">
            <text:p>1,63E+04</text:p>
          </table:table-cell>
          <table:table-cell office:value-type="float" office:value="1646.08" calcext:value-type="float">
            <text:p>1646,0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671911" calcext:value-type="float">
            <text:p>9,67E-09</text:p>
          </table:table-cell>
          <table:table-cell table:style-name="ce3"/>
          <table:table-cell table:formula="of:=[.C60]/[.A60]" office:value-type="float" office:value="0.00164608" calcext:value-type="float">
            <text:p>0,00164608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style-name="Default" office:value-type="string" calcext:value-type="string">
            <text:p>10000b </text:p>
          </table:table-cell>
          <table:table-cell office:value-type="string" calcext:value-type="string">
            <text:p>Exp model </text:p>
          </table:table-cell>
          <table:table-cell office:value-type="string" calcext:value-type="string">
            <text:p>steady uniaxial elongation 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62];[.B62];[.C62];[.D62])" office:value-type="string" office:string-value="10000b Exp model steady uniaxial elongation Epsilon = 0.25" calcext:value-type="string">
            <text:p>10000b Exp model steady uniaxial elongation 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03954602" calcext:value-type="float">
            <text:p>3,95E-07</text:p>
          </table:table-cell>
          <table:table-cell/>
          <table:table-cell table:formula="of:=([.B65]-[.E65])/[.A65]" office:value-type="float" office:value="999.1001" calcext:value-type="float">
            <text:p>999,1001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21" calcext:value-type="float">
            <text:p>0,667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4817584" calcext:value-type="float">
            <text:p>4,82E-06</text:p>
          </table:table-cell>
          <table:table-cell/>
          <table:table-cell table:formula="of:=([.B66]-[.E66])/[.A66]" office:value-type="float" office:value="999.9981" calcext:value-type="float">
            <text:p>999,9981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67725" calcext:value-type="float">
            <text:p>9,97E-09</text:p>
          </table:table-cell>
          <table:table-cell/>
          <table:table-cell table:formula="of:=([.B67]-[.E67])/[.A67]" office:value-type="float" office:value="1009.1403" calcext:value-type="float">
            <text:p>1009,1403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5896" calcext:value-type="float">
            <text:p>81,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824609" calcext:value-type="float">
            <text:p>9,82E-09</text:p>
          </table:table-cell>
          <table:table-cell/>
          <table:table-cell table:formula="of:=([.B68]-[.E68])/[.A68]" office:value-type="float" office:value="1113.8198" calcext:value-type="float">
            <text:p>1113,8198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.237" calcext:value-type="float">
            <text:p>1399,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8562054" calcext:value-type="float">
            <text:p>8,56E-09</text:p>
          </table:table-cell>
          <table:table-cell/>
          <table:table-cell table:formula="of:=([.B69]-[.E69])/[.A69]" office:value-type="float" office:value="1495.03748" calcext:value-type="float">
            <text:p>1495,03748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0.755" calcext:value-type="float">
            <text:p>4300,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606955" calcext:value-type="float">
            <text:p>9,61E-09</text:p>
          </table:table-cell>
          <table:table-cell/>
          <table:table-cell table:formula="of:=([.B70]-[.E70])/[.A70]" office:value-type="float" office:value="440.63066" calcext:value-type="float">
            <text:p>440,63066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31.997" calcext:value-type="float">
            <text:p>7331,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83549" calcext:value-type="float">
            <text:p>9,98E-09</text:p>
          </table:table-cell>
          <table:table-cell/>
          <table:table-cell table:formula="of:=([.B71]-[.E71])/[.A71]" office:value-type="float" office:value="74.397349" calcext:value-type="float">
            <text:p>74,397349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83.8" calcext:value-type="float">
            <text:p>1038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8616684" calcext:value-type="float">
            <text:p>8,62E-09</text:p>
          </table:table-cell>
          <table:table-cell/>
          <table:table-cell table:formula="of:=([.B72]-[.E72])/[.A72]" office:value-type="float" office:value="10.4924766" calcext:value-type="float">
            <text:p>10,4924766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13442.43" calcext:value-type="float">
            <text:p>1,34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539384" calcext:value-type="float">
            <text:p>9,54E-09</text:p>
          </table:table-cell>
          <table:table-cell/>
          <table:table-cell table:formula="of:=([.B73]-[.E73])/[.A73]" office:value-type="float" office:value="1.35516267" calcext:value-type="float">
            <text:p>1,35516267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16504.17" calcext:value-type="float">
            <text:p>1,65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884007" calcext:value-type="float">
            <text:p>9,88E-09</text:p>
          </table:table-cell>
          <table:table-cell/>
          <table:table-cell table:formula="of:=([.B74]-[.E74])/[.A74]" office:value-type="float" office:value="0.166137068" calcext:value-type="float">
            <text:p>0,166137068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19567.52" calcext:value-type="float">
            <text:p>1,96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341049" calcext:value-type="float">
            <text:p>9,34E-09</text:p>
          </table:table-cell>
          <table:table-cell/>
          <table:table-cell table:formula="of:=([.B75]-[.E75])/[.A75]" office:value-type="float" office:value="0.0196772749" calcext:value-type="float">
            <text:p>0,0196772749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number-columns-repeated="6"/>
          <table:table-cell table:style-name="ce2"/>
          <table:table-cell table:number-columns-repeated="16375"/>
        </table:table-row>
        <table:table-row table:style-name="ro1">
          <table:table-cell table:style-name="Default" office:value-type="string" calcext:value-type="string">
            <text:p>10000c </text:p>
          </table:table-cell>
          <table:table-cell office:value-type="string" calcext:value-type="string">
            <text:p>Exp model </text:p>
          </table:table-cell>
          <table:table-cell office:value-type="string" calcext:value-type="string">
            <text:p>steady planar elongation 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77];[.B77];[.C77];[.D77])" office:value-type="string" office:string-value="10000c Exp model steady planar elongation Epsilon = 0.25" calcext:value-type="string">
            <text:p>10000c Exp model steady planar elongation 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669" calcext:value-type="float">
            <text:p>-0,06658669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0395547" calcext:value-type="float">
            <text:p>3,96E-07</text:p>
          </table:table-cell>
          <table:table-cell/>
          <table:table-cell table:formula="of:=([.B80]-[.G80])/[.A80]" office:value-type="float" office:value="1332.0002" calcext:value-type="float">
            <text:p>1332,0002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17" calcext:value-type="float">
            <text:p>0,6673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77" calcext:value-type="float">
            <text:p>-0,6646677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4821799" calcext:value-type="float">
            <text:p>4,82E-06</text:p>
          </table:table-cell>
          <table:table-cell/>
          <table:table-cell table:formula="of:=([.B81]-[.G81])/[.A81]" office:value-type="float" office:value="1331.9994" calcext:value-type="float">
            <text:p>1331,9994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67579" calcext:value-type="float">
            <text:p>9,97E-09</text:p>
          </table:table-cell>
          <table:table-cell/>
          <table:table-cell table:formula="of:=([.B82]-[.G82])/[.A82]" office:value-type="float" office:value="1332.2664" calcext:value-type="float">
            <text:p>1332,2664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0115" calcext:value-type="float">
            <text:p>81,20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8187" calcext:value-type="float">
            <text:p>-54,58187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719861" calcext:value-type="float">
            <text:p>9,72E-09</text:p>
          </table:table-cell>
          <table:table-cell/>
          <table:table-cell table:formula="of:=([.B83]-[.G83])/[.A83]" office:value-type="float" office:value="1357.8302" calcext:value-type="float">
            <text:p>1357,8302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2.832" calcext:value-type="float">
            <text:p>1362,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8.373" calcext:value-type="float">
            <text:p>-148,37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8786228" calcext:value-type="float">
            <text:p>8,79E-09</text:p>
          </table:table-cell>
          <table:table-cell/>
          <table:table-cell table:formula="of:=([.B84]-[.G84])/[.A84]" office:value-type="float" office:value="1511.205" calcext:value-type="float">
            <text:p>1511,205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50.996" calcext:value-type="float">
            <text:p>4250,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2244" calcext:value-type="float">
            <text:p>-160,2244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68418" calcext:value-type="float">
            <text:p>9,97E-09</text:p>
          </table:table-cell>
          <table:table-cell/>
          <table:table-cell table:formula="of:=([.B85]-[.G85])/[.A85]" office:value-type="float" office:value="441.12204" calcext:value-type="float">
            <text:p>441,12204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79.714" calcext:value-type="float">
            <text:p>7279,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2.777" calcext:value-type="float">
            <text:p>-162,777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719516" calcext:value-type="float">
            <text:p>9,72E-09</text:p>
          </table:table-cell>
          <table:table-cell/>
          <table:table-cell table:formula="of:=([.B86]-[.G86])/[.A86]" office:value-type="float" office:value="74.42491" calcext:value-type="float">
            <text:p>74,42491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30.52" calcext:value-type="float">
            <text:p>10330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859" calcext:value-type="float">
            <text:p>-163,85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894158" calcext:value-type="float">
            <text:p>9,89E-09</text:p>
          </table:table-cell>
          <table:table-cell/>
          <table:table-cell table:formula="of:=([.B87]-[.G87])/[.A87]" office:value-type="float" office:value="10.494379" calcext:value-type="float">
            <text:p>10,494379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13388.62" calcext:value-type="float">
            <text:p>1,34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4549" calcext:value-type="float">
            <text:p>-164,454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008038" calcext:value-type="float">
            <text:p>9,01E-09</text:p>
          </table:table-cell>
          <table:table-cell/>
          <table:table-cell table:formula="of:=([.B88]-[.G88])/[.A88]" office:value-type="float" office:value="1.35530749" calcext:value-type="float">
            <text:p>1,35530749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16450.01" calcext:value-type="float">
            <text:p>1,6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8316" calcext:value-type="float">
            <text:p>-164,831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508424" calcext:value-type="float">
            <text:p>9,51E-09</text:p>
          </table:table-cell>
          <table:table-cell/>
          <table:table-cell table:formula="of:=([.B89]-[.G89])/[.A89]" office:value-type="float" office:value="0.166148416" calcext:value-type="float">
            <text:p>0,166148416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19513.16" calcext:value-type="float">
            <text:p>1,9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0913" calcext:value-type="float">
            <text:p>-165,091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385318" calcext:value-type="float">
            <text:p>9,39E-09</text:p>
          </table:table-cell>
          <table:table-cell/>
          <table:table-cell table:formula="of:=([.B90]-[.G90])/[.A90]" office:value-type="float" office:value="0.0196782513" calcext:value-type="float">
            <text:p>0,0196782513</text:p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2">
          <table:table-cell table:style-name="Default" office:value-type="string" calcext:value-type="string">
            <text:p>10010a </text:p>
          </table:table-cell>
          <table:table-cell office:value-type="string" calcext:value-type="string">
            <text:p>Exp model </text:p>
          </table:table-cell>
          <table:table-cell office:value-type="string" calcext:value-type="string">
            <text:p>steady shear 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92];[.B92];[.C92];[.D92])" office:value-type="string" office:string-value="10010a Exp model steady shear Epsilon = 0.01" calcext:value-type="string">
            <text:p>10010a Exp model steady shear Epsilon = 0.01</text:p>
          </table:table-cell>
          <table:table-cell table:number-columns-repeated="16372"/>
        </table:table-row>
        <table:table-row table:style-name="ro2">
          <table:table-cell table:style-name="ce6" office:value-type="string" calcext:value-type="string">
            <text:p>******* Ramp mode: variable ÎµÌ‡|Î³Ì‡ **********</text:p>
          </table:table-cell>
          <table:table-cell table:style-name="ce6" table:number-columns-repeated="8"/>
          <table:table-cell table:number-columns-repeated="16375"/>
        </table:table-row>
        <table:table-row table:style-name="ro2">
          <table:table-cell table:style-name="ce6" office:value-type="string" calcext:value-type="string">
            <text:p>ÎµÌ‡|Î³Ì‡</text:p>
          </table:table-cell>
          <table:table-cell table:style-name="ce6" office:value-type="string" calcext:value-type="string">
            <text:p>extStressXX</text:p>
          </table:table-cell>
          <table:table-cell table:style-name="ce6" office:value-type="string" calcext:value-type="string">
            <text:p>extStressXY</text:p>
          </table:table-cell>
          <table:table-cell table:style-name="ce6" office:value-type="string" calcext:value-type="string">
            <text:p>extStressXZ</text:p>
          </table:table-cell>
          <table:table-cell table:style-name="ce6" office:value-type="string" calcext:value-type="string">
            <text:p>extStressYY</text:p>
          </table:table-cell>
          <table:table-cell table:style-name="ce6" office:value-type="string" calcext:value-type="string">
            <text:p>extStressYZ</text:p>
          </table:table-cell>
          <table:table-cell table:style-name="ce6" office:value-type="string" calcext:value-type="string">
            <text:p>extStressZZ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table:number-columns-repeated="16373"/>
        </table:table-row>
        <table:table-row table:style-name="ro2">
          <table:table-cell table:style-name="ce6" office:value-type="float" office:value="0.0001" calcext:value-type="float">
            <text:p>0,0001</text:p>
          </table:table-cell>
          <table:table-cell table:style-name="ce8" office:value-type="float" office:value="0.000006659998" calcext:value-type="float">
            <text:p>6,66E-06</text:p>
          </table:table-cell>
          <table:table-cell table:style-name="ce6" office:value-type="float" office:value="0.03330001" calcext:value-type="float">
            <text:p>0,0333000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xceed_Niter</text:p>
          </table:table-cell>
          <table:table-cell table:style-name="ce8" office:value-type="float" office:value="0.0000003955471" calcext:value-type="float">
            <text:p>3,96E-07</text:p>
          </table:table-cell>
          <table:table-cell/>
          <table:table-cell table:formula="of:=[.C95]/[.A95]" office:value-type="float" office:value="333.0001" calcext:value-type="float">
            <text:p>333,0001</text:p>
          </table:table-cell>
          <table:table-cell table:number-columns-repeated="16373"/>
        </table:table-row>
        <table:table-row table:style-name="ro2">
          <table:table-cell table:style-name="ce6" office:value-type="float" office:value="0.001" calcext:value-type="float">
            <text:p>0,001</text:p>
          </table:table-cell>
          <table:table-cell table:style-name="ce6" office:value-type="float" office:value="0.0006659998" calcext:value-type="float">
            <text:p>0,0006659998</text:p>
          </table:table-cell>
          <table:table-cell table:style-name="ce6" office:value-type="float" office:value="0.3329992" calcext:value-type="float">
            <text:p>0,332999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xceed_Niter</text:p>
          </table:table-cell>
          <table:table-cell table:style-name="ce8" office:value-type="float" office:value="0.000004821802" calcext:value-type="float">
            <text:p>4,82E-06</text:p>
          </table:table-cell>
          <table:table-cell/>
          <table:table-cell table:formula="of:=[.C96]/[.A96]" office:value-type="float" office:value="332.9992" calcext:value-type="float">
            <text:p>332,9992</text:p>
          </table:table-cell>
          <table:table-cell table:number-columns-repeated="16373"/>
        </table:table-row>
        <table:table-row table:style-name="ro2">
          <table:table-cell table:style-name="ce6" office:value-type="float" office:value="0.01" calcext:value-type="float">
            <text:p>0,01</text:p>
          </table:table-cell>
          <table:table-cell table:style-name="ce6" office:value-type="float" office:value="0.06659973" calcext:value-type="float">
            <text:p>0,06659973</text:p>
          </table:table-cell>
          <table:table-cell table:style-name="ce6" office:value-type="float" office:value="3.329993" calcext:value-type="float">
            <text:p>3,32999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993469" calcext:value-type="float">
            <text:p>9,99E-09</text:p>
          </table:table-cell>
          <table:table-cell/>
          <table:table-cell table:formula="of:=[.C97]/[.A97]" office:value-type="float" office:value="332.9993" calcext:value-type="float">
            <text:p>332,9993</text:p>
          </table:table-cell>
          <table:table-cell table:number-columns-repeated="16373"/>
        </table:table-row>
        <table:table-row table:style-name="ro2">
          <table:table-cell table:style-name="ce6" office:value-type="float" office:value="0.1" calcext:value-type="float">
            <text:p>0,1</text:p>
          </table:table-cell>
          <table:table-cell table:style-name="ce6" office:value-type="float" office:value="6.657338" calcext:value-type="float">
            <text:p>6,657338</text:p>
          </table:table-cell>
          <table:table-cell table:style-name="ce6" office:value-type="float" office:value="33.29334" calcext:value-type="float">
            <text:p>33,2933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783434" calcext:value-type="float">
            <text:p>9,78E-09</text:p>
          </table:table-cell>
          <table:table-cell/>
          <table:table-cell table:formula="of:=[.C98]/[.A98]" office:value-type="float" office:value="332.9334" calcext:value-type="float">
            <text:p>332,9334</text:p>
          </table:table-cell>
          <table:table-cell table:number-columns-repeated="1637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float" office:value="640.8529" calcext:value-type="float">
            <text:p>640,8529</text:p>
          </table:table-cell>
          <table:table-cell table:style-name="ce6" office:value-type="float" office:value="326.6528" calcext:value-type="float">
            <text:p>326,652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593273" calcext:value-type="float">
            <text:p>9,59E-09</text:p>
          </table:table-cell>
          <table:table-cell/>
          <table:table-cell table:formula="of:=[.C99]/[.A99]" office:value-type="float" office:value="326.6528" calcext:value-type="float">
            <text:p>326,6528</text:p>
          </table:table-cell>
          <table:table-cell table:number-columns-repeated="16373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016.09" calcext:value-type="float">
            <text:p>20016,09</text:p>
          </table:table-cell>
          <table:table-cell table:style-name="ce6" office:value-type="float" office:value="1825.564" calcext:value-type="float">
            <text:p>1825,56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587491" calcext:value-type="float">
            <text:p>9,59E-09</text:p>
          </table:table-cell>
          <table:table-cell/>
          <table:table-cell table:formula="of:=[.C100]/[.A100]" office:value-type="float" office:value="182.5564" calcext:value-type="float">
            <text:p>182,5564</text:p>
          </table:table-cell>
          <table:table-cell table:number-columns-repeated="16373"/>
        </table:table-row>
        <table:table-row table:style-name="ro2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4753.2" calcext:value-type="float">
            <text:p>74753,2</text:p>
          </table:table-cell>
          <table:table-cell table:style-name="ce6" office:value-type="float" office:value="3527.948" calcext:value-type="float">
            <text:p>3527,94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902742" calcext:value-type="float">
            <text:p>9,90E-09</text:p>
          </table:table-cell>
          <table:table-cell/>
          <table:table-cell table:formula="of:=[.C101]/[.A101]" office:value-type="float" office:value="35.27948" calcext:value-type="float">
            <text:p>35,27948</text:p>
          </table:table-cell>
          <table:table-cell table:number-columns-repeated="16373"/>
        </table:table-row>
        <table:table-row table:style-name="ro2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40878.2" calcext:value-type="float">
            <text:p>140878,2</text:p>
          </table:table-cell>
          <table:table-cell table:style-name="ce6" office:value-type="float" office:value="4843.168" calcext:value-type="float">
            <text:p>4843,16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875581" calcext:value-type="float">
            <text:p>9,88E-09</text:p>
          </table:table-cell>
          <table:table-cell/>
          <table:table-cell table:formula="of:=[.C102]/[.A102]" office:value-type="float" office:value="4.843168" calcext:value-type="float">
            <text:p>4,843168</text:p>
          </table:table-cell>
          <table:table-cell table:number-columns-repeated="16373"/>
        </table:table-row>
        <table:table-row table:style-name="ro2"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10841" calcext:value-type="float">
            <text:p>210841</text:p>
          </table:table-cell>
          <table:table-cell table:style-name="ce6" office:value-type="float" office:value="5924.968" calcext:value-type="float">
            <text:p>5924,96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955198" calcext:value-type="float">
            <text:p>9,96E-09</text:p>
          </table:table-cell>
          <table:table-cell/>
          <table:table-cell table:formula="of:=[.C103]/[.A103]" office:value-type="float" office:value="0.5924968" calcext:value-type="float">
            <text:p>0,5924968</text:p>
          </table:table-cell>
          <table:table-cell table:number-columns-repeated="16373"/>
        </table:table-row>
        <table:table-row table:style-name="ro2"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82637.7" calcext:value-type="float">
            <text:p>282637,7</text:p>
          </table:table-cell>
          <table:table-cell table:style-name="ce6" office:value-type="float" office:value="6860.008" calcext:value-type="float">
            <text:p>6860,00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896317" calcext:value-type="float">
            <text:p>9,90E-09</text:p>
          </table:table-cell>
          <table:table-cell/>
          <table:table-cell table:formula="of:=[.C104]/[.A104]" office:value-type="float" office:value="0.06860008" calcext:value-type="float">
            <text:p>0,06860008</text:p>
          </table:table-cell>
          <table:table-cell table:number-columns-repeated="16373"/>
        </table:table-row>
        <table:table-row table:style-name="ro2">
          <table:table-cell table:style-name="ce6" office:value-type="float" office:value="1000000" calcext:value-type="float">
            <text:p>1000000</text:p>
          </table:table-cell>
          <table:table-cell table:style-name="ce6" office:value-type="float" office:value="355495.2" calcext:value-type="float">
            <text:p>355495,2</text:p>
          </table:table-cell>
          <table:table-cell table:style-name="ce6" office:value-type="float" office:value="7693.567" calcext:value-type="float">
            <text:p>7693,56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902782" calcext:value-type="float">
            <text:p>9,90E-09</text:p>
          </table:table-cell>
          <table:table-cell/>
          <table:table-cell table:formula="of:=[.C105]/[.A105]" office:value-type="float" office:value="0.007693567" calcext:value-type="float">
            <text:p>0,007693567</text:p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2">
          <table:table-cell table:style-name="Default" office:value-type="string" calcext:value-type="string">
            <text:p>10010b </text:p>
          </table:table-cell>
          <table:table-cell office:value-type="string" calcext:value-type="string">
            <text:p>Exp model </text:p>
          </table:table-cell>
          <table:table-cell office:value-type="string" calcext:value-type="string">
            <text:p>steady uniaxial elongation 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107];[.B107];[.C107];[.D107])" office:value-type="string" office:string-value="10010b Exp model steady uniaxial elongation Epsilon = 0.01" calcext:value-type="string">
            <text:p>10010b Exp model steady uniaxial elongation Epsilon = 0.01</text:p>
          </table:table-cell>
          <table:table-cell table:number-columns-repeated="16372"/>
        </table:table-row>
        <table:table-row table:style-name="ro2">
          <table:table-cell table:style-name="ce6" office:value-type="string" calcext:value-type="string">
            <text:p>******* Ramp mode: variable ÎµÌ‡|Î³Ì‡ **********</text:p>
          </table:table-cell>
          <table:table-cell table:style-name="ce6" table:number-columns-repeated="8"/>
          <table:table-cell table:number-columns-repeated="16375"/>
        </table:table-row>
        <table:table-row table:style-name="ro2">
          <table:table-cell table:style-name="ce6" office:value-type="string" calcext:value-type="string">
            <text:p>ÎµÌ‡|Î³Ì‡</text:p>
          </table:table-cell>
          <table:table-cell table:style-name="ce6" office:value-type="string" calcext:value-type="string">
            <text:p>extStressXX</text:p>
          </table:table-cell>
          <table:table-cell table:style-name="ce6" office:value-type="string" calcext:value-type="string">
            <text:p>extStressXY</text:p>
          </table:table-cell>
          <table:table-cell table:style-name="ce6" office:value-type="string" calcext:value-type="string">
            <text:p>extStressXZ</text:p>
          </table:table-cell>
          <table:table-cell table:style-name="ce6" office:value-type="string" calcext:value-type="string">
            <text:p>extStressYY</text:p>
          </table:table-cell>
          <table:table-cell table:style-name="ce6" office:value-type="string" calcext:value-type="string">
            <text:p>extStressYZ</text:p>
          </table:table-cell>
          <table:table-cell table:style-name="ce6" office:value-type="string" calcext:value-type="string">
            <text:p>extStressZZ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6373"/>
        </table:table-row>
        <table:table-row table:style-name="ro2">
          <table:table-cell table:style-name="ce6" office:value-type="float" office:value="0.0001" calcext:value-type="float">
            <text:p>0,0001</text:p>
          </table:table-cell>
          <table:table-cell table:style-name="ce8" office:value-type="float" office:value="0.06661334" calcext:value-type="float">
            <text:p>6,66E-0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0.03329668" calcext:value-type="float">
            <text:p>-0,0332966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3329668" calcext:value-type="float">
            <text:p>-0,03329668</text:p>
          </table:table-cell>
          <table:table-cell table:style-name="ce6" office:value-type="string" calcext:value-type="string">
            <text:p>Exceed_Niter</text:p>
          </table:table-cell>
          <table:table-cell table:style-name="ce8" office:value-type="float" office:value="0.0000003954602" calcext:value-type="float">
            <text:p>3,95E-07</text:p>
          </table:table-cell>
          <table:table-cell/>
          <table:table-cell table:formula="of:=([.B110]-[.E110])/[.A110]" office:value-type="float" office:value="999.1002" calcext:value-type="float">
            <text:p>999,1002</text:p>
          </table:table-cell>
          <table:table-cell table:number-columns-repeated="16373"/>
        </table:table-row>
        <table:table-row table:style-name="ro2">
          <table:table-cell table:style-name="ce6" office:value-type="float" office:value="0.001" calcext:value-type="float">
            <text:p>0,001</text:p>
          </table:table-cell>
          <table:table-cell table:style-name="ce6" office:value-type="float" office:value="0.667333" calcext:value-type="float">
            <text:p>0,66733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0.3326665" calcext:value-type="float">
            <text:p>-0,332666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3326665" calcext:value-type="float">
            <text:p>-0,3326665</text:p>
          </table:table-cell>
          <table:table-cell table:style-name="ce6" office:value-type="string" calcext:value-type="string">
            <text:p>Exceed_Niter</text:p>
          </table:table-cell>
          <table:table-cell table:style-name="ce8" office:value-type="float" office:value="0.000004817569" calcext:value-type="float">
            <text:p>4,82E-06</text:p>
          </table:table-cell>
          <table:table-cell/>
          <table:table-cell table:formula="of:=([.B111]-[.E111])/[.A111]" office:value-type="float" office:value="999.9995" calcext:value-type="float">
            <text:p>999,9995</text:p>
          </table:table-cell>
          <table:table-cell table:number-columns-repeated="16373"/>
        </table:table-row>
        <table:table-row table:style-name="ro2">
          <table:table-cell table:style-name="ce6" office:value-type="float" office:value="0.01" calcext:value-type="float">
            <text:p>0,01</text:p>
          </table:table-cell>
          <table:table-cell table:style-name="ce6" office:value-type="float" office:value="6.795876" calcext:value-type="float">
            <text:p>6,79587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3.29701" calcext:value-type="float">
            <text:p>-3,297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3.29701" calcext:value-type="float">
            <text:p>-3,29701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996675" calcext:value-type="float">
            <text:p>1,00E-08</text:p>
          </table:table-cell>
          <table:table-cell/>
          <table:table-cell table:formula="of:=([.B112]-[.E112])/[.A112]" office:value-type="float" office:value="1009.2886" calcext:value-type="float">
            <text:p>1009,2886</text:p>
          </table:table-cell>
          <table:table-cell table:number-columns-repeated="16373"/>
        </table:table-row>
        <table:table-row table:style-name="ro2">
          <table:table-cell table:style-name="ce6" office:value-type="float" office:value="0.1" calcext:value-type="float">
            <text:p>0,1</text:p>
          </table:table-cell>
          <table:table-cell table:style-name="ce6" office:value-type="float" office:value="83.17919" calcext:value-type="float">
            <text:p>83,1791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30.254" calcext:value-type="float">
            <text:p>-30,25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30.254" calcext:value-type="float">
            <text:p>-30,254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731797" calcext:value-type="float">
            <text:p>9,73E-09</text:p>
          </table:table-cell>
          <table:table-cell/>
          <table:table-cell table:formula="of:=([.B113]-[.E113])/[.A113]" office:value-type="float" office:value="1134.3319" calcext:value-type="float">
            <text:p>1134,3319</text:p>
          </table:table-cell>
          <table:table-cell table:number-columns-repeated="1637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float" office:value="23765.11" calcext:value-type="float">
            <text:p>23765,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9.9727" calcext:value-type="float">
            <text:p>-109,97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9.9727" calcext:value-type="float">
            <text:p>-109,9727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567176" calcext:value-type="float">
            <text:p>9,57E-09</text:p>
          </table:table-cell>
          <table:table-cell/>
          <table:table-cell table:formula="of:=([.B114]-[.E114])/[.A114]" office:value-type="float" office:value="23875.0827" calcext:value-type="float">
            <text:p>23875,0827</text:p>
          </table:table-cell>
          <table:table-cell table:number-columns-repeated="16373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090" calcext:value-type="float">
            <text:p>10009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10.7544" calcext:value-type="float">
            <text:p>-110,754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10.7544" calcext:value-type="float">
            <text:p>-110,7544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795178" calcext:value-type="float">
            <text:p>9,80E-09</text:p>
          </table:table-cell>
          <table:table-cell/>
          <table:table-cell table:formula="of:=([.B115]-[.E115])/[.A115]" office:value-type="float" office:value="10020.07544" calcext:value-type="float">
            <text:p>10020,07544</text:p>
          </table:table-cell>
          <table:table-cell table:number-columns-repeated="16373"/>
        </table:table-row>
        <table:table-row table:style-name="ro2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76718.4" calcext:value-type="float">
            <text:p>176718,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10.8608" calcext:value-type="float">
            <text:p>-110,86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10.8608" calcext:value-type="float">
            <text:p>-110,8608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8537713" calcext:value-type="float">
            <text:p>8,54E-09</text:p>
          </table:table-cell>
          <table:table-cell/>
          <table:table-cell table:formula="of:=([.B116]-[.E116])/[.A116]" office:value-type="float" office:value="1768.292608" calcext:value-type="float">
            <text:p>1768,292608</text:p>
          </table:table-cell>
          <table:table-cell table:number-columns-repeated="16373"/>
        </table:table-row>
        <table:table-row table:style-name="ro2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53375.6" calcext:value-type="float">
            <text:p>253375,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10.903" calcext:value-type="float">
            <text:p>-110,9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10.903" calcext:value-type="float">
            <text:p>-110,903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9609011" calcext:value-type="float">
            <text:p>9,61E-09</text:p>
          </table:table-cell>
          <table:table-cell/>
          <table:table-cell table:formula="of:=([.B117]-[.E117])/[.A117]" office:value-type="float" office:value="253.486503" calcext:value-type="float">
            <text:p>253,486503</text:p>
          </table:table-cell>
          <table:table-cell table:number-columns-repeated="16373"/>
        </table:table-row>
        <table:table-row table:style-name="ro2"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330041.6" calcext:value-type="float">
            <text:p>330041,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10.9282" calcext:value-type="float">
            <text:p>-110,928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10.9282" calcext:value-type="float">
            <text:p>-110,9282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6926298" calcext:value-type="float">
            <text:p>6,93E-09</text:p>
          </table:table-cell>
          <table:table-cell/>
          <table:table-cell table:formula="of:=([.B118]-[.E118])/[.A118]" office:value-type="float" office:value="33.01525282" calcext:value-type="float">
            <text:p>33,01525282</text:p>
          </table:table-cell>
          <table:table-cell table:number-columns-repeated="16373"/>
        </table:table-row>
        <table:table-row table:style-name="ro2"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406711.4" calcext:value-type="float">
            <text:p>406711,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10.9561" calcext:value-type="float">
            <text:p>-110,95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10.9561" calcext:value-type="float">
            <text:p>-110,9561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6182125" calcext:value-type="float">
            <text:p>6,18E-09</text:p>
          </table:table-cell>
          <table:table-cell/>
          <table:table-cell table:formula="of:=([.B119]-[.E119])/[.A119]" office:value-type="float" office:value="4.068223561" calcext:value-type="float">
            <text:p>4,068223561</text:p>
          </table:table-cell>
          <table:table-cell table:number-columns-repeated="16373"/>
        </table:table-row>
        <table:table-row table:style-name="ro2">
          <table:table-cell table:style-name="ce6" office:value-type="float" office:value="1000000" calcext:value-type="float">
            <text:p>1000000</text:p>
          </table:table-cell>
          <table:table-cell table:style-name="ce6" office:value-type="float" office:value="483383.1" calcext:value-type="float">
            <text:p>483383,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10.9526" calcext:value-type="float">
            <text:p>-110,95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10.9526" calcext:value-type="float">
            <text:p>-110,9526</text:p>
          </table:table-cell>
          <table:table-cell table:style-name="ce6" office:value-type="string" calcext:value-type="string">
            <text:p>Converged</text:p>
          </table:table-cell>
          <table:table-cell table:style-name="ce8" office:value-type="float" office:value="0.000000002853519" calcext:value-type="float">
            <text:p>2,85E-09</text:p>
          </table:table-cell>
          <table:table-cell/>
          <table:table-cell table:formula="of:=([.B120]-[.E120])/[.A120]" office:value-type="float" office:value="0.4834940526" calcext:value-type="float">
            <text:p>0,4834940526</text:p>
          </table:table-cell>
          <table:table-cell table:number-columns-repeated="16373"/>
        </table:table-row>
        <table:table-row table:style-name="ro3" table:number-rows-repeated="104845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1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Aptos Narrow" fo:font-family="'Aptos Narrow'" style:font-family-generic="swiss" style:font-pitch="variable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PageStyle_5f_Tabelle1" style:display-name="PageStyle_Tabelle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1" style:display-name="PageStyle_Tabelle1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2" style:display-name="PageStyle_Tabelle1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meta:initial-creator>Schön, Malte</meta:initial-creator>
    <meta:creation-date>2024-04-16T08:00:54Z</meta:creation-date>
    <dc:date>2024-04-16T12:49:20.315000000</dc:date>
    <meta:editing-duration>PT1H35M34S</meta:editing-duration>
    <meta:editing-cycles>11</meta:editing-cycles>
    <meta:document-statistic meta:table-count="1" meta:cell-count="100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tru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156082" svg:stroke-linecap="round" draw:fill="none" draw:fill-color="#156082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97132" svg:stroke-linecap="round" draw:fill="none" draw:fill-color="#e9713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0f9ed5" svg:stroke-linecap="round" draw:fill="none" draw:fill-color="#0f9ed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a02b93" svg:stroke-linecap="round" draw:fill="none" draw:fill-color="#a02b9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6.116cm" svg:height="13.602cm" xlink:href=".." xlink:type="simple" chart:class="chart:scatter" chart:style-name="ch1">
        <chart:legend chart:legend-position="end" svg:x="26.43cm" svg:y="6.74cm" style:legend-expansion="custom" svg:width="9.23cm" svg:height="5.678cm" style:legend-expansion-aspect-ratio="1.62557238464248" chart:style-name="ch2"/>
        <chart:plot-area chart:style-name="ch3" table:cell-range-address="Tabelle1.A4:Tabelle1.A14 Tabelle1.L1:Tabelle1.L1 Tabelle1.K4:Tabelle1.K14 Tabelle1.L16:Tabelle1.L16 Tabelle1.K19:Tabelle1.K29 Tabelle1.L47:Tabelle1.L47 Tabelle1.K50:Tabelle1.K60 Tabelle1.L62:Tabelle1.L62 Tabelle1.K65:Tabelle1.K75 Tabelle1.L92:Tabelle1.L92 Tabelle1.K95:Tabelle1.K105 Tabelle1.L107:Tabelle1.L107 Tabelle1.K110:Tabelle1.K120" chart:data-source-has-labels="row" svg:x="0.722cm" svg:y="0.272cm" svg:width="25.152cm" svg:height="13.058cm">
          <chart:coordinate-region svg:x="1.767cm" svg:y="0.458cm" svg:width="23.642cm" svg:height="12.25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K4:Tabelle1.K14" chart:label-cell-address="Tabelle1.L1:Tabelle1.L1" chart:class="chart:scatter">
            <chart:domain table:cell-range-address="Tabelle1.A4:Tabelle1.A14"/>
            <chart:data-point chart:repeated="11"/>
          </chart:series>
          <chart:series chart:style-name="ch8" chart:values-cell-range-address="Tabelle1.K19:Tabelle1.K29" chart:label-cell-address="Tabelle1.L16:Tabelle1.L16" chart:class="chart:scatter">
            <chart:domain table:cell-range-address="Tabelle1.A19:Tabelle1.A29"/>
            <chart:data-point chart:repeated="11"/>
          </chart:series>
          <chart:series chart:style-name="ch9" chart:values-cell-range-address="Tabelle1.K50:Tabelle1.K60" chart:label-cell-address="Tabelle1.L47:Tabelle1.L47" chart:class="chart:scatter">
            <chart:domain table:cell-range-address="Tabelle1.A50:Tabelle1.A60"/>
            <chart:data-point chart:repeated="11"/>
          </chart:series>
          <chart:series chart:style-name="ch10" chart:values-cell-range-address="Tabelle1.K65:Tabelle1.K75" chart:label-cell-address="Tabelle1.L62:Tabelle1.L62" chart:class="chart:scatter">
            <chart:domain table:cell-range-address="Tabelle1.A65:Tabelle1.A75"/>
            <chart:data-point chart:repeated="11"/>
          </chart:series>
          <chart:series chart:style-name="ch11" chart:values-cell-range-address="Tabelle1.K95:Tabelle1.K105" chart:label-cell-address="Tabelle1.L92:Tabelle1.L92" chart:class="chart:scatter">
            <chart:domain table:cell-range-address="Tabelle1.A95:Tabelle1.A105"/>
            <chart:data-point chart:repeated="11"/>
          </chart:series>
          <chart:series chart:style-name="ch12" chart:values-cell-range-address="Tabelle1.K110:Tabelle1.K120" chart:label-cell-address="Tabelle1.L107:Tabelle1.L107" chart:class="chart:scatter">
            <chart:domain table:cell-range-address="Tabelle1.A110:Tabelle1.A12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0000a Linear model steady shear Epsilon = 0.25</text:p>
                <draw:g>
                  <svg:desc>Tabelle1.L1:Tabelle1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 Linear model steady uniaxial elongation Epsilon = 0.25</text:p>
                <draw:g>
                  <svg:desc>Tabelle1.L16:Tabelle1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 Exp model steady shear Epsilon = 0.25</text:p>
                <draw:g>
                  <svg:desc>Tabelle1.L47:Tabelle1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 Exp model steady uniaxial elongation Epsilon = 0.25</text:p>
                <draw:g>
                  <svg:desc>Tabelle1.L62:Tabelle1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a Exp model steady shear Epsilon = 0.01</text:p>
                <draw:g>
                  <svg:desc>Tabelle1.L92:Tabelle1.L9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 Exp model steady uniaxial elongation Epsilon = 0.01</text:p>
                <draw:g>
                  <svg:desc>Tabelle1.L107:Tabelle1.L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Tabelle1.A4:Tabelle1.A14</svg:desc>
                </draw:g>
              </table:table-cell>
              <table:table-cell office:value-type="float" office:value="333.0045">
                <text:p>333.0045</text:p>
                <draw:g>
                  <svg:desc>Tabelle1.K4:Tabelle1.K14</svg:desc>
                </draw:g>
              </table:table-cell>
              <table:table-cell office:value-type="float" office:value="0.0001">
                <text:p>0.0001</text:p>
                <draw:g>
                  <svg:desc>Tabelle1.A19:Tabelle1.A29</svg:desc>
                </draw:g>
              </table:table-cell>
              <table:table-cell office:value-type="float" office:value="999.1134">
                <text:p>999.1134</text:p>
                <draw:g>
                  <svg:desc>Tabelle1.K19:Tabelle1.K29</svg:desc>
                </draw:g>
              </table:table-cell>
              <table:table-cell office:value-type="float" office:value="0.0001">
                <text:p>0.0001</text:p>
                <draw:g>
                  <svg:desc>Tabelle1.A50:Tabelle1.A60</svg:desc>
                </draw:g>
              </table:table-cell>
              <table:table-cell office:value-type="float" office:value="333.0001">
                <text:p>333.0001</text:p>
                <draw:g>
                  <svg:desc>Tabelle1.K50:Tabelle1.K60</svg:desc>
                </draw:g>
              </table:table-cell>
              <table:table-cell office:value-type="float" office:value="0.0001">
                <text:p>0.0001</text:p>
                <draw:g>
                  <svg:desc>Tabelle1.A65:Tabelle1.A75</svg:desc>
                </draw:g>
              </table:table-cell>
              <table:table-cell office:value-type="float" office:value="999.1001">
                <text:p>999.1001</text:p>
                <draw:g>
                  <svg:desc>Tabelle1.K65:Tabelle1.K75</svg:desc>
                </draw:g>
              </table:table-cell>
              <table:table-cell office:value-type="float" office:value="0.0001">
                <text:p>0.0001</text:p>
                <draw:g>
                  <svg:desc>Tabelle1.A95:Tabelle1.A105</svg:desc>
                </draw:g>
              </table:table-cell>
              <table:table-cell office:value-type="float" office:value="333.0001">
                <text:p>333.0001</text:p>
                <draw:g>
                  <svg:desc>Tabelle1.K95:Tabelle1.K105</svg:desc>
                </draw:g>
              </table:table-cell>
              <table:table-cell office:value-type="float" office:value="0.0001">
                <text:p>0.0001</text:p>
                <draw:g>
                  <svg:desc>Tabelle1.A110:Tabelle1.A120</svg:desc>
                </draw:g>
              </table:table-cell>
              <table:table-cell office:value-type="float" office:value="999.1002">
                <text:p>999.1002</text:p>
                <draw:g>
                  <svg:desc>Tabelle1.K110:Tabelle1.K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8">
                <text:p>332.9998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3595">
                <text:p>331.3595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6.7154">
                <text:p>256.715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2.23587">
                <text:p>82.23587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9.09439">
                <text:p>19.09439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177917">
                <text:p>4.177917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9030846">
                <text:p>0.9030846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947019">
                <text:p>0.1947019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419481">
                <text:p>0.0419481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tru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0f9ed5" svg:stroke-linecap="round" draw:fill="none" draw:fill-color="#0f9ed5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a02b93" svg:stroke-linecap="round" draw:fill="none" draw:fill-color="#a02b9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6.116cm" svg:height="13.602cm" xlink:href=".." xlink:type="simple" chart:class="chart:scatter" chart:style-name="ch1">
        <chart:legend chart:legend-position="end" svg:x="26.43cm" svg:y="6.74cm" style:legend-expansion="custom" svg:width="9.23cm" svg:height="5.678cm" style:legend-expansion-aspect-ratio="1.62557238464248" chart:style-name="ch2"/>
        <chart:plot-area chart:style-name="ch3" table:cell-range-address="Tabelle1.A50:Tabelle1.A60 Tabelle1.L47:Tabelle1.L47 Tabelle1.K50:Tabelle1.K60 Tabelle1.L62:Tabelle1.L62 Tabelle1.K65:Tabelle1.K75 Tabelle1.L92:Tabelle1.L92 Tabelle1.K95:Tabelle1.K105 Tabelle1.L107:Tabelle1.L107 Tabelle1.K110:Tabelle1.K120" chart:data-source-has-labels="row" svg:x="0.722cm" svg:y="0.272cm" svg:width="25.152cm" svg:height="13.058cm">
          <chart:coordinate-region svg:x="1.767cm" svg:y="0.458cm" svg:width="23.642cm" svg:height="12.25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K50:Tabelle1.K60" chart:label-cell-address="Tabelle1.L47:Tabelle1.L47" chart:class="chart:scatter">
            <chart:domain table:cell-range-address="Tabelle1.A50:Tabelle1.A60"/>
            <chart:data-point chart:repeated="11"/>
          </chart:series>
          <chart:series chart:style-name="ch8" chart:values-cell-range-address="Tabelle1.K65:Tabelle1.K75" chart:label-cell-address="Tabelle1.L62:Tabelle1.L62" chart:class="chart:scatter">
            <chart:domain table:cell-range-address="Tabelle1.A65:Tabelle1.A75"/>
            <chart:data-point chart:repeated="11"/>
          </chart:series>
          <chart:series chart:style-name="ch9" chart:values-cell-range-address="Tabelle1.K95:Tabelle1.K105" chart:label-cell-address="Tabelle1.L92:Tabelle1.L92" chart:class="chart:scatter">
            <chart:domain table:cell-range-address="Tabelle1.A95:Tabelle1.A105"/>
            <chart:data-point chart:repeated="11"/>
          </chart:series>
          <chart:series chart:style-name="ch10" chart:values-cell-range-address="Tabelle1.K110:Tabelle1.K120" chart:label-cell-address="Tabelle1.L107:Tabelle1.L107" chart:class="chart:scatter">
            <chart:domain table:cell-range-address="Tabelle1.A110:Tabelle1.A12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 Exp model steady shear Epsilon = 0.25</text:p>
                <draw:g>
                  <svg:desc>Tabelle1.L47:Tabelle1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 Exp model steady uniaxial elongation Epsilon = 0.25</text:p>
                <draw:g>
                  <svg:desc>Tabelle1.L62:Tabelle1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a Exp model steady shear Epsilon = 0.01</text:p>
                <draw:g>
                  <svg:desc>Tabelle1.L92:Tabelle1.L9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 Exp model steady uniaxial elongation Epsilon = 0.01</text:p>
                <draw:g>
                  <svg:desc>Tabelle1.L107:Tabelle1.L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Tabelle1.A50:Tabelle1.A60</svg:desc>
                </draw:g>
              </table:table-cell>
              <table:table-cell office:value-type="float" office:value="333.0001">
                <text:p>333.0001</text:p>
                <draw:g>
                  <svg:desc>Tabelle1.K50:Tabelle1.K60</svg:desc>
                </draw:g>
              </table:table-cell>
              <table:table-cell office:value-type="float" office:value="0.0001">
                <text:p>0.0001</text:p>
                <draw:g>
                  <svg:desc>Tabelle1.A65:Tabelle1.A75</svg:desc>
                </draw:g>
              </table:table-cell>
              <table:table-cell office:value-type="float" office:value="999.1001">
                <text:p>999.1001</text:p>
                <draw:g>
                  <svg:desc>Tabelle1.K65:Tabelle1.K75</svg:desc>
                </draw:g>
              </table:table-cell>
              <table:table-cell office:value-type="float" office:value="0.0001">
                <text:p>0.0001</text:p>
                <draw:g>
                  <svg:desc>Tabelle1.A95:Tabelle1.A105</svg:desc>
                </draw:g>
              </table:table-cell>
              <table:table-cell office:value-type="float" office:value="333.0001">
                <text:p>333.0001</text:p>
                <draw:g>
                  <svg:desc>Tabelle1.K95:Tabelle1.K105</svg:desc>
                </draw:g>
              </table:table-cell>
              <table:table-cell office:value-type="float" office:value="0.0001">
                <text:p>0.0001</text:p>
                <draw:g>
                  <svg:desc>Tabelle1.A110:Tabelle1.A120</svg:desc>
                </draw:g>
              </table:table-cell>
              <table:table-cell office:value-type="float" office:value="999.1002">
                <text:p>999.1002</text:p>
                <draw:g>
                  <svg:desc>Tabelle1.K110:Tabelle1.K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